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3.51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47.45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89.55pt"/>
    </style:style>
    <style:style style:name="co7" style:family="table-column">
      <style:table-column-properties fo:break-before="auto" style:column-width="104.85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ffaa95"/>
      <style:text-properties fo:color="#000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ffffff"/>
    </style:style>
    <style:style style:name="ce1" style:family="table-cell" style:parent-style-name="Default" style:data-style-name="N0"/>
    <style:style style:name="ce12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000000"/>
    </style:style>
    <style:style style:name="ce9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 style:data-style-name="N0">
      <style:text-properties fo:color="#000000" style:text-underline-style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/>
    </style:style>
    <style:style style:name="ce17" style:family="table-cell" style:parent-style-name="Default" style:data-style-name="N0">
      <style:text-properties fo:color="#ffffff" style:text-underline-style="none"/>
    </style:style>
    <style:style style:name="ce18" style:family="table-cell" style:parent-style-name="Default" style:data-style-name="N0">
      <style:text-properties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6" office:value-type="string" calcext:value-type="string">
            <text:p>Alumno: D./Dª Cristina Sánchez Justicia 3ºC1 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Item a valorar</text:p>
          </table:table-cell>
          <table:table-cell table:style-name="ce12" office:value-type="string" office:string-value="Puntuación" calcext:value-type="string">
            <text:p><text:s/>Puntuación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re-examen</text:p>
          </table:table-cell>
          <table:table-cell table:style-name="ce22" office:value-type="string" calcext:value-type="string">
            <text:p>Extraordinaria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1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Malla3D (implementación correct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Cubo (Creación correcta de Geometría y Topología )</text:p>
          </table:table-cell>
          <table:table-cell table:style-name="ce12" office:value-type="float" office:value="0.035" calcext:value-type="float">
            <text:p><text:s/>0.03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inmediato (glDrawElements)</text:p>
          </table:table-cell>
          <table:table-cell table:style-name="ce12" office:value-type="float" office:value="0.04" calcext:value-type="float">
            <text:p><text:s/>0.04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diferido (VBO)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ColorArray para el color</text:p>
          </table:table-cell>
          <table:table-cell table:style-name="ce12" office:value-type="float" office:value="0.06" calcext:value-type="float">
            <text:p><text:s/>0.06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puntos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lambre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sólido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jedrez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ULL_FACE habilit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2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arga y visualiza PLY (con clase propia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ObjRevolucion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perfil .ply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vector de puntos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geometría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el sentido del ejemplo</text:p>
          </table:table-cell>
          <table:table-cell table:style-name="ce12" office:value-type="float" office:value="0.07" calcext:value-type="float">
            <text:p><text:s/>0.07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cualquier sentid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etección de existencia de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es con argumento para crear o no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opcional de tapas en tiempo de ejecución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arios objetos simultáneos en la escena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 office:value-type="string" calcext:value-type="string">
            <text:p>x </text:p>
          </table:table-cell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rotación de perfil en cualquier eje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3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álculo correcto de las normales en los vértic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Los ejes se siguen viendo en color plan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number-columns-repeated="2" table:style-name="ce29" office:value-type="string" calcext:value-type="string">
            <text:p>x</text:p>
          </table:table-cell>
          <table:table-cell table:style-name="Default"/>
          <table:table-cell table:style-name="ce4" table:number-columns-repeated="4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array de normal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Implementación correcta clase Luz (y subclases)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direccion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puntu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do de visualización sombreado suave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4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Diseño manual del grafo del modelo jerárquico 0.25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structura de clases del modelo jerárquico 0.20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Se conservan los modos de visualización 0.10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nimación automática de los 3 grados de libertad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general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16">
          <table:table-cell table:style-name="Default" table:number-columns-repeated="3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9">
          <table:table-cell table:style-name="Default" table:number-columns-repeated="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">
          <table:table-cell table:style-name="Default" table:number-columns-repeated="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3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6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style-name="ce4" table:number-columns-repeated="3"/>
          <table:table-cell table:number-columns-repeated="1005"/>
        </table:table-row>
        <table:table-row table:style-name="ro1" table:number-rows-repeated="60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number-columns-repeated="1008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440pt" fo:page-height="841.69pt" style:num-format="1" style:print-orientation="landscape"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9:51:25.755157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2-01-31T19:54:32.488472704</dc:date>
    <meta:editing-cycles>20</meta:editing-cycles>
    <meta:editing-duration>PT11H54M1S</meta:editing-duration>
    <meta:document-statistic meta:table-count="1" meta:cell-count="138" meta:object-count="0"/>
  </office:meta>
</office:document-meta>
</file>